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B30000008411ABAB6C1F16DEA1.png" manifest:media-type="image/png"/>
  <manifest:file-entry manifest:full-path="Pictures/10000001000003B300000084474E64A575303DFE.png" manifest:media-type="image/png"/>
  <manifest:file-entry manifest:full-path="Pictures/10000001000002B6000002514A0D1CB1ADDAC4F3.png" manifest:media-type="image/png"/>
  <manifest:file-entry manifest:full-path="Pictures/10000001000002C90000025151259369A956E7FE.png" manifest:media-type="image/png"/>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81cm" svg:stroke-color="#ffff00" draw:marker-start-width="0.321cm" draw:marker-end-width="0.321cm" svg:stroke-opacity="100%" draw:opacity="0%" draw:opacity-name="" draw:textarea-horizontal-align="justify" draw:textarea-vertical-align="middle" draw:auto-grow-height="false" fo:min-height="0.11cm" fo:min-width="0cm" fo:padding-top="0.165cm" fo:padding-bottom="0.165cm" fo:padding-left="0.29cm" fo:padding-right="0.29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Cover-title">
      <style:graphic-properties fo:min-height="2.507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Description-subtitle">
      <style:graphic-properties draw:fill-color="#ffffff" fo:min-height="3.1cm"/>
      <style:paragraph-properties style:writing-mode="lr-tb"/>
    </style:style>
    <style:style style:name="pr4" style:family="presentation" style:parent-style-name="Description-notes">
      <style:graphic-properties draw:fill-color="#ffffff" draw:auto-grow-height="true" fo:min-height="12.572cm"/>
      <style:paragraph-properties style:writing-mode="lr-tb"/>
    </style:style>
    <style:style style:name="pr5" style:family="presentation" style:parent-style-name="Description-notes">
      <style:graphic-properties draw:fill-color="#ffffff" fo:min-height="12.572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000000" loext:opacity="100%" style:font-name="Noto Sans1" fo:font-size="26pt" fo:font-weight="normal"/>
    </style:style>
    <style:style style:name="P3" style:family="paragraph">
      <loext:graphic-properties draw:fill-color="#ffffff"/>
      <style:paragraph-properties style:writing-mode="lr-tb"/>
    </style:style>
    <style:style style:name="P4" style:family="paragraph">
      <style:paragraph-properties fo:text-align="center"/>
      <style:text-properties fo:font-size="36pt"/>
    </style:style>
    <style:style style:name="P5" style:family="paragraph">
      <loext:graphic-properties draw:fill-color="#ffffff"/>
      <style:paragraph-properties fo:text-align="center" style:writing-mode="lr-tb"/>
      <style:text-properties fo:color="#000000" loext:opacity="100%" style:font-name="Noto Sans1" fo:font-size="36pt" style:font-size-asian="36pt" style:font-size-complex="36pt"/>
    </style:style>
    <style:style style:name="P6" style:family="paragraph">
      <loext:graphic-properties draw:fill-color="#ffffff"/>
      <style:paragraph-properties style:writing-mode="lr-tb"/>
      <style:text-properties fo:font-size="20pt"/>
    </style:style>
    <style:style style:name="P7" style:family="paragraph">
      <style:paragraph-properties fo:text-align="center"/>
    </style:style>
    <style:style style:name="P8" style:family="paragraph">
      <loext:graphic-properties draw:opacity="0%"/>
      <style:paragraph-properties fo:text-align="center"/>
    </style:style>
    <style:style style:name="P9" style:family="paragraph">
      <loext:graphic-properties draw:fill="none" draw:fill-color="#ffffff"/>
    </style:style>
    <style:style style:name="P10" style:family="paragraph">
      <loext:graphic-properties draw:fill-color="#ffffff"/>
    </style:style>
    <style:style style:name="T1" style:family="text">
      <style:text-properties fo:color="#000000" loext:opacity="100%" style:font-name="Noto Sans1" fo:font-size="26pt" fo:font-weight="normal"/>
    </style:style>
    <style:style style:name="T2" style:family="text">
      <style:text-properties fo:color="#000000" loext:opacity="100%" style:font-name="Noto Sans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frame presentation:style-name="pr1" draw:text-style-name="P2" draw:layer="layout" svg:width="10.792cm" svg:height="2.507cm" svg:x="13.825cm" svg:y="6.851cm" presentation:class="title" presentation:user-transformed="true">
          <draw:text-box>
            <text:p text:style-name="P1"><text:span text:style-name="T1">Storage v3.0</text:span><text:span text:style-name="T1"><text:line-break/></text:span><text:span text:style-name="T1">Brainstorming :-)</text:span></text:p>
          </draw:text-box>
        </draw:frame>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3" draw:text-style-name="P5" draw:layer="layout" svg:width="12.744cm" svg:height="3.1cm" svg:x="8.254cm" svg:y="5.745cm">
          <draw:text-box>
            <text:p text:style-name="P4"><text:span text:style-name="T2">!! constexpr !!</text:span></text:p>
          </draw:text-box>
        </draw:frame>
        <presentation:notes draw:style-name="dp1">
          <draw:page-thumbnail draw:style-name="gr1" draw:layer="layout" svg:width="18.624cm" svg:height="10.476cm" svg:x="1.482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3" draw:master-page-name="Description">
        <office:forms form:automatic-focus="false" form:apply-design-mode="false"/>
        <draw:frame draw:style-name="gr2" draw:text-style-name="P7" draw:layer="layout" svg:width="14.305cm" svg:height="12.223cm" svg:x="6.65cm" svg:y="1.905cm">
          <draw:image xlink:href="Pictures/10000001000002B6000002514A0D1CB1ADDAC4F3.png" xlink:type="simple" xlink:show="embed" xlink:actuate="onLoad" draw:mime-type="image/png">
            <text:p/>
          </draw:image>
        </draw:frame>
        <draw:custom-shape draw:style-name="gr3" draw:text-style-name="P8" xml:id="id1" draw:id="id1" draw:layer="layout" svg:width="0.508cm" svg:height="0.508cm" svg:x="14.94cm" svg:y="2.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7.089cm" svg:height="0.962cm" svg:x="14.501cm" svg:y="0.635cm">
          <draw:text-box>
            <text:p xml:id="id2" text:id="id2">“configures to” operato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1" draw:layer="layout" svg:width="18.624cm" svg:height="10.476cm" svg:x="1.482cm" svg:y="2.123cm" draw:page-number="3" presentation:class="page"/>
          <draw:frame presentation:style-name="pr5" draw:text-style-name="P10" draw:layer="layout" svg:width="17.271cm" svg:height="12.572cm" svg:x="2.159cm" svg:y="13.271cm" presentation:class="notes" presentation:placeholder="true">
            <draw:text-box/>
          </draw:frame>
        </presentation:notes>
      </draw:page>
      <draw:page draw:name="page4" draw:style-name="dp3" draw:master-page-name="Description">
        <office:forms form:automatic-focus="false" form:apply-design-mode="false"/>
        <draw:frame draw:style-name="gr2" draw:text-style-name="P7" draw:layer="layout" svg:width="14.315cm" svg:height="11.906cm" svg:x="6.35cm" svg:y="1.905cm">
          <draw:image xlink:href="Pictures/10000001000002C90000025151259369A956E7FE.png" xlink:type="simple" xlink:show="embed" xlink:actuate="onLoad" draw:mime-type="image/png">
            <text:p/>
          </draw:image>
        </draw:frame>
        <presentation:notes draw:style-name="dp3">
          <draw:page-thumbnail draw:style-name="gr1" draw:layer="layout" svg:width="18.624cm" svg:height="10.476cm" svg:x="1.482cm" svg:y="2.123cm" draw:page-number="4" presentation:class="page"/>
          <draw:frame presentation:style-name="pr5" draw:text-style-name="P10" draw:layer="layout" svg:width="17.271cm" svg:height="12.572cm" svg:x="2.159cm" svg:y="13.271cm" presentation:class="notes" presentation:placeholder="true">
            <draw:text-box/>
          </draw:frame>
        </presentation:notes>
      </draw:page>
      <draw:page draw:name="page5" draw:style-name="dp3" draw:master-page-name="Description">
        <office:forms form:automatic-focus="false" form:apply-design-mode="false"/>
        <draw:frame draw:style-name="gr2" draw:text-style-name="P7" xml:id="id3" draw:id="id3" draw:layer="layout" svg:width="25.055cm" svg:height="3.492cm" svg:x="1.487cm" svg:y="3.175cm">
          <draw:image xlink:href="Pictures/10000001000003B300000084474E64A575303DFE.png" xlink:type="simple" xlink:show="embed" xlink:actuate="onLoad" draw:mime-type="image/png">
            <text:p/>
          </draw:image>
        </draw:frame>
        <draw:frame draw:style-name="gr2" draw:text-style-name="P7" xml:id="id4" draw:id="id4" draw:layer="layout" svg:width="25.055cm" svg:height="3.492cm" svg:x="1.487cm" svg:y="8.573cm">
          <draw:image xlink:href="Pictures/10000001000003B30000008411ABAB6C1F16DEA1.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3">
          <draw:page-thumbnail draw:style-name="gr1" draw:layer="layout" svg:width="18.624cm" svg:height="10.476cm" svg:x="1.482cm" svg:y="2.123cm" draw:page-number="5" presentation:class="page"/>
          <draw:frame presentation:style-name="pr5"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4-02-27T13:20:54.902002274</meta:creation-date>
    <meta:editing-duration>PT1H7M14S</meta:editing-duration>
    <meta:editing-cycles>4</meta:editing-cycles>
    <dc:date>2024-02-27T14:48:31.696205304</dc:date>
    <meta:document-statistic meta:object-count="408"/>
  </office:meta>
</office:document-meta>
</file>